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635cm" style:contextual-spacing="false" style:line-height-at-least="0.635cm" fo:orphans="2" fo:widows="2" fo:text-indent="0cm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margin-top="0cm" fo:margin-bottom="0.635cm" style:contextual-spacing="false" style:line-height-at-least="0.582cm" fo:orphans="2" fo:widows="2" fo:text-indent="0cm" style:auto-text-indent="false" style:writing-mode="lr-tb"/>
    </style:style>
    <style:style style:name="P9" style:family="paragraph" style:parent-style-name="Text_20_body" style:list-style-name="L3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T1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3" style:family="text">
      <style:text-properties fo:font-variant="normal" fo:text-transform="none" fo:color="#0a0a0a" loext:opacity="100%" style:font-name="Google Sans" fo:font-size="12pt" fo:letter-spacing="normal" fo:font-style="italic" fo:font-weight="normal"/>
    </style:style>
    <style:style style:name="T4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0f2f5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едставьте себе процесс как </text:span><text:span text:style-name="Strong_20_Emphasis"><text:span text:style-name="T2">систему водопровода с промежуточным баком</text:span></text:span><text:span text:style-name="T1">:</text:span></text:p>
      <text:p text:style-name="P2">1. Уровень «Физика» (UART) — это Воронка</text:p>
      <text:p text:style-name="P3">Железо ПЛК (UART-контроллер) — это очень маленькая воронка. Она может держать буквально 1–2 капли (байта). Как только байт полностью «сформировался» из битов на проводе, контроллер кричит процессору: «У меня есть байт! Забери его, а то следующий его раздавит!».</text:p>
      <text:p text:style-name="P2">2. Уровень «Драйвер» (Системный буфер) — это Бак</text:p>
      <text:p text:style-name="P3">Операционная система ПЛК (в которой живет среда исполнения Codesys) слышит этот крик и мгновенно перекладывает байт из «воронки» в большой «бак» (системный буфер).</text:p>
      <text:list text:style-name="L1">
        <text:list-item>
          <text:p text:style-name="P4"><text:span text:style-name="Strong_20_Emphasis"><text:span text:style-name="T2">Размер:</text:span></text:span><text:span text:style-name="T1"> Обычно он больше 128 байт (может быть 1Кб и больше, зависит от ПЛК).</text:span></text:p>
        </text:list-item>
        <text:list-item>
          <text:p text:style-name="P4"><text:span text:style-name="Strong_20_Emphasis"><text:span text:style-name="T2">Тип:</text:span></text:span><text:span text:style-name="T1"> Это </text:span><text:span text:style-name="Strong_20_Emphasis"><text:span text:style-name="T2">кольцевой буфер</text:span></text:span><text:span text:style-name="T1"> (Ring Buffer).</text:span></text:p>
        </text:list-item>
      </text:list>
      <text:p text:style-name="P7"><text:span text:style-name="Strong_20_Emphasis"><text:span text:style-name="T2">Что происходит, когда Бак переполняется?</text:span></text:span><text:span text:style-name="T1"><text:line-break/>Если устройство шлет данные, а вы не вызываете </text:span><text:span text:style-name="Source_20_Text"><text:span text:style-name="T4">COM.Read</text:span></text:span><text:span text:style-name="T1">, бак заполняется до краев. Когда место заканчивается, происходит </text:span><text:span text:style-name="Strong_20_Emphasis"><text:span text:style-name="T2">Overrun</text:span></text:span><text:span text:style-name="T1"> (переполнение). В зависимости от реализации драйвера:</text:span></text:p>
      <text:list text:style-name="L2">
        <text:list-item>
          <text:p text:style-name="P5"><text:span text:style-name="T1">Либо </text:span><text:span text:style-name="Strong_20_Emphasis"><text:span text:style-name="T2">новые</text:span></text:span><text:span text:style-name="T1"> байты просто выбрасываются (вы их никогда не увидите).</text:span></text:p>
        </text:list-item>
        <text:list-item>
          <text:p text:style-name="P5"><text:span text:style-name="T1">Либо </text:span><text:span text:style-name="Strong_20_Emphasis"><text:span text:style-name="T2">новые</text:span></text:span><text:span text:style-name="T1"> байты записываются поверх </text:span><text:span text:style-name="Strong_20_Emphasis"><text:span text:style-name="T2">самых старых</text:span></text:span><text:span text:style-name="T1"> (данные превращаются в «кашу»).<text:line-break/></text:span><text:span text:style-name="Emphasis"><text:span text:style-name="T3">В большинстве ПЛК данные просто перестают приниматься до тех пор, пока вы не освободите место.</text:span></text:span></text:p>
        </text:list-item>
      </text:list>
      <text:p text:style-name="P8"><text:span text:style-name="T1">3. Уровень «Ваш код» (</text:span><text:span text:style-name="Source_20_Text"><text:span text:style-name="T4">awData</text:span></text:span><text:span text:style-name="T1">) — это Кружка</text:span></text:p>
      <text:p text:style-name="P7"><text:span text:style-name="T1">Когда вы вызываете </text:span><text:span text:style-name="Source_20_Text"><text:span text:style-name="T4">COM.Read</text:span></text:span><text:span text:style-name="T1">, вы подходите к этому «баку» со своей «кружкой» (</text:span><text:span text:style-name="Source_20_Text"><text:span text:style-name="T4">awData</text:span></text:span><text:span text:style-name="T1">).</text:span></text:p>
      <text:list text:style-name="L3">
        <text:list-item>
          <text:p text:style-name="P9"><text:span text:style-name="T1">Вы говорите: «Дай мне всё, что накопилось, но не больше 16 байт (размер </text:span><text:span text:style-name="Source_20_Text"><text:span text:style-name="T4">awData</text:span></text:span><text:span text:style-name="T1">)».</text:span></text:p>
        </text:list-item>
        <text:list-item>
          <text:p text:style-name="P9"><text:span text:style-name="T1">Блок </text:span><text:span text:style-name="Source_20_Text"><text:span text:style-name="T4">COM.Read</text:span></text:span><text:span text:style-name="T1"> вычерпывает из бака столько, сколько влезет в вашу кружку.</text:span></text:p>
        </text:list-item>
        <text:list-item>
          <text:p text:style-name="P6"><text:span text:style-name="Strong_20_Emphasis"><text:span text:style-name="T2">Важно:</text:span></text:span><text:span text:style-name="T1"> Эти данные из системного бака </text:span><text:span text:style-name="Strong_20_Emphasis"><text:span text:style-name="T2">удаляются</text:span></text:span><text:span text:style-name="T1">. Место в баке освобождается для новых капель из воронки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1T13:43:21.111000000</meta:creation-date>
    <dc:date>2026-03-11T13:43:43.712000000</dc:date>
    <meta:editing-duration>PT22S</meta:editing-duration>
    <meta:editing-cycles>1</meta:editing-cycles>
    <meta:document-statistic meta:table-count="0" meta:image-count="0" meta:object-count="0" meta:page-count="1" meta:paragraph-count="15" meta:word-count="236" meta:character-count="1554" meta:non-whitespace-character-count="1337"/>
    <meta:generator>LibreOffice/24.2.5.2$Windows_X86_64 LibreOffice_project/bffef4ea93e59bebbeaf7f431bb02b1a39ee8a59</meta:generator>
  </office:meta>
</office:document-meta>
</file>